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delay (ms)</text:p>
          </table:table-cell>
          <table:table-cell office:value-type="string" calcext:value-type="string">
            <text:p>q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AVERAGE([.B3:.B8])" office:value-type="float" office:value="125.166666666667" calcext:value-type="float">
            <text:p>125.1666666667</text:p>
          </table:table-cell>
          <table:table-cell/>
        </table:table-row>
        <table:table-row table:style-name="ro1">
          <table:table-cell/>
          <table:table-cell table:formula="of:=STDEV([.B3:.B8])" office:value-type="float" office:value="88.4317062295344" calcext:value-type="float">
            <text:p>88.43170622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8:05:49.237410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33:42.992394026</meta:creation-date>
    <dc:date>2018-09-06T19:28:48.216249133</dc:date>
    <meta:editing-duration>PT13M44S</meta:editing-duration>
    <meta:editing-cycles>2</meta:editing-cycles>
    <meta:generator>LibreOffice/4.2.8.2$Linux_X86_64 LibreOffice_project/420m0$Build-2</meta:generator>
    <meta:document-statistic meta:table-count="1" meta:cell-count="23" meta:object-count="0"/>
  </office:meta>
</office:document-meta>
</file>